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00%"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6.5cm" svg:x="5cm" svg:y="3.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5cm" svg:y1="4.5cm" svg:x2="16.5cm" svg:y2="4.5cm">
          <text:p/>
        </draw:line>
        <draw:frame draw:style-name="gr3" draw:text-style-name="P1" draw:layer="layout" svg:width="9.966cm" svg:height="0.984cm" svg:x="5.767cm" svg:y="3.5cm">
          <draw:text-box>
            <text:p text:style-name="P2">StoreBlock</text:p>
          </draw:text-box>
        </draw:frame>
        <draw:frame draw:style-name="gr3" draw:text-style-name="P3" draw:layer="layout" svg:width="11.5cm" svg:height="3.183cm" svg:x="5cm" svg:y="4.538cm">
          <draw:text-box>
            <text:p text:style-name="P3">int TwoVars := a + b</text:p>
            <text:p text:style-name="P3">int OneVar := c</text:p>
            <text:p text:style-name="P3">byte Constant := 0xff</text:p>
            <text:p text:style-name="P3">int OneVarWithConstant := x +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9-08T12:18:53</dc:date>
    <meta:editing-duration>PT00H17M08S</meta:editing-duration>
    <meta:editing-cycles>4</meta:editing-cycles>
    <meta:generator>NeoOffice/3.0$Unix OpenOffice.org_project/Patch 7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